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8.678333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7.24958333333333cm" style:use-optimal-column-width="true"/>
    </style:style>
    <style:style style:name="co6" style:family="table-column">
      <style:table-column-properties fo:break-before="auto" style:column-width="15.92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5">
            <text:p>Payment Date</text:p>
          </table:table-cell>
          <table:table-cell office:value-type="string" table:style-name="ce5">
            <text:p>Vendor Name</text:p>
          </table:table-cell>
          <table:table-cell office:value-type="string" table:style-name="ce5">
            <text:p>SumOfAmount</text:p>
          </table:table-cell>
          <table:table-cell office:value-type="string" table:style-name="ce5">
            <text:p>Payment Id</text:p>
          </table:table-cell>
          <table:table-cell office:value-type="string" table:style-name="ce5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ABINGDON LTD</text:p>
          </table:table-cell>
          <table:table-cell office:value-type="float" office:value="163141.9" table:style-name="ce4">
            <text:p>163141.9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ADT FIRE AND SECURITY PLC</text:p>
          </table:table-cell>
          <table:table-cell office:value-type="float" office:value="6601.77" table:style-name="ce4">
            <text:p>6601.77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AMPLIVOX LTD</text:p>
          </table:table-cell>
          <table:table-cell office:value-type="float" office:value="3695" table:style-name="ce4">
            <text:p>3695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ANGLIAN WATER</text:p>
          </table:table-cell>
          <table:table-cell office:value-type="float" office:value="3623.89" table:style-name="ce4">
            <text:p>3623.89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ASPEN INTERNATIONAL LTD</text:p>
          </table:table-cell>
          <table:table-cell office:value-type="float" office:value="1026" table:style-name="ce4">
            <text:p>1026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AVI LTD</text:p>
          </table:table-cell>
          <table:table-cell office:value-type="float" office:value="7330" table:style-name="ce4">
            <text:p>7330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AVON &amp; SOMERSET CONSTABULARY</text:p>
          </table:table-cell>
          <table:table-cell office:value-type="float" office:value="928" table:style-name="ce4">
            <text:p>928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BARKER AND EVANS</text:p>
          </table:table-cell>
          <table:table-cell office:value-type="float" office:value="8328" table:style-name="ce4">
            <text:p>8328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BARNEWOOD LIMITED</text:p>
          </table:table-cell>
          <table:table-cell office:value-type="float" office:value="11998.62" table:style-name="ce4">
            <text:p>11998.62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CALOR GAS LTD</text:p>
          </table:table-cell>
          <table:table-cell office:value-type="float" office:value="2847.24" table:style-name="ce4">
            <text:p>2847.24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CANON BUSINESS SERVICE (UK) LIMITED</text:p>
          </table:table-cell>
          <table:table-cell office:value-type="float" office:value="1001.69" table:style-name="ce4">
            <text:p>1001.69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CLEARTONE TELECOMS PLC</text:p>
          </table:table-cell>
          <table:table-cell office:value-type="float" office:value="47685" table:style-name="ce4">
            <text:p>47685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DX NETWORK SERVICES LTD</text:p>
          </table:table-cell>
          <table:table-cell office:value-type="float" office:value="998.28" table:style-name="ce4">
            <text:p>998.28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GRESHAM OFFICE FURNITURE LTD</text:p>
          </table:table-cell>
          <table:table-cell office:value-type="float" office:value="8060.5" table:style-name="ce4">
            <text:p>8060.5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GROUPTYRE WHOLSALE LTD</text:p>
          </table:table-cell>
          <table:table-cell office:value-type="float" office:value="634.5" table:style-name="ce4">
            <text:p>634.5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HAMPSHIRE POLICE AUTHORITY</text:p>
          </table:table-cell>
          <table:table-cell office:value-type="float" office:value="243417.64" table:style-name="ce4">
            <text:p>243417.64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HAMPSHIRE POLICE AUTHORITY</text:p>
          </table:table-cell>
          <table:table-cell office:value-type="float" office:value="3009.21" table:style-name="ce4">
            <text:p>3009.21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olice Officer Overtim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HAMPSHIRE POLICE AUTHORITY</text:p>
          </table:table-cell>
          <table:table-cell office:value-type="float" office:value="317603.40000000002" table:style-name="ce4">
            <text:p>317603.4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HEADINGTON CARRIERS LIMITED</text:p>
          </table:table-cell>
          <table:table-cell office:value-type="float" office:value="600" table:style-name="ce4">
            <text:p>600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INSIDE OUT DEVELOPMENTS LTD</text:p>
          </table:table-cell>
          <table:table-cell office:value-type="float" office:value="2040" table:style-name="ce4">
            <text:p>2040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INSIDE OUT DEVELOPMENTS LTD</text:p>
          </table:table-cell>
          <table:table-cell office:value-type="float" office:value="105277" table:style-name="ce4">
            <text:p>105277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JET PRESS SALES</text:p>
          </table:table-cell>
          <table:table-cell office:value-type="float" office:value="4906" table:style-name="ce4">
            <text:p>4906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LOCK &amp; KEY CENTRE</text:p>
          </table:table-cell>
          <table:table-cell office:value-type="float" office:value="2691" table:style-name="ce4">
            <text:p>2691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LOWE &amp; OLIVER LTD</text:p>
          </table:table-cell>
          <table:table-cell office:value-type="float" office:value="2165" table:style-name="ce4">
            <text:p>2165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MAINTENANCE ASSOCIATED SERVICES LTD</text:p>
          </table:table-cell>
          <table:table-cell office:value-type="float" office:value="1309.78" table:style-name="ce4">
            <text:p>1309.78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MARSHALL MOTOR GROUP- CAMBRIDGE</text:p>
          </table:table-cell>
          <table:table-cell office:value-type="float" office:value="1762.63" table:style-name="ce4">
            <text:p>1762.63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MAYORS OFFICE FOR POLICING &amp; CRIME M</text:p>
          </table:table-cell>
          <table:table-cell office:value-type="float" office:value="157533.79999999999" table:style-name="ce4">
            <text:p>157533.8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MICHAEL LUPTON ASSOCIATES LTD</text:p>
          </table:table-cell>
          <table:table-cell office:value-type="float" office:value="3407.24" table:style-name="ce4">
            <text:p>3407.24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MICRO SYSTEMATION LIMITED</text:p>
          </table:table-cell>
          <table:table-cell office:value-type="float" office:value="577" table:style-name="ce4">
            <text:p>577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MORGAN SINDALL (CONSTRUCTION) PLC</text:p>
          </table:table-cell>
          <table:table-cell office:value-type="float" office:value="704" table:style-name="ce4">
            <text:p>704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NICK ROBINS LTD</text:p>
          </table:table-cell>
          <table:table-cell office:value-type="float" office:value="6900" table:style-name="ce4">
            <text:p>6900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NICK ROBINS LTD</text:p>
          </table:table-cell>
          <table:table-cell office:value-type="float" office:value="4362" table:style-name="ce4">
            <text:p>4362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NORFOLK CONSTABULARY</text:p>
          </table:table-cell>
          <table:table-cell office:value-type="float" office:value="816.71" table:style-name="ce4">
            <text:p>816.71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ORCHID CELLMARK LTD</text:p>
          </table:table-cell>
          <table:table-cell office:value-type="float" office:value="1220" table:style-name="ce4">
            <text:p>1220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PMD MAGNETICS</text:p>
          </table:table-cell>
          <table:table-cell office:value-type="float" office:value="1447.5" table:style-name="ce4">
            <text:p>1447.5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PORTAKABIN LTD</text:p>
          </table:table-cell>
          <table:table-cell office:value-type="float" office:value="2636.85" table:style-name="ce4">
            <text:p>2636.85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PRESSFAB EVO LTD</text:p>
          </table:table-cell>
          <table:table-cell office:value-type="float" office:value="20866.400000000001" table:style-name="ce4">
            <text:p>20866.4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READING TRANSPORT LTD</text:p>
          </table:table-cell>
          <table:table-cell office:value-type="float" office:value="1699.56" table:style-name="ce4">
            <text:p>1699.56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REED</text:p>
          </table:table-cell>
          <table:table-cell office:value-type="float" office:value="235389.68" table:style-name="ce4">
            <text:p>235389.68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REED</text:p>
          </table:table-cell>
          <table:table-cell office:value-type="float" office:value="26374.17" table:style-name="ce4">
            <text:p>26374.17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ROYAL MAIL</text:p>
          </table:table-cell>
          <table:table-cell office:value-type="float" office:value="1584.09" table:style-name="ce4">
            <text:p>1584.09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RS COMPONENTS LTD</text:p>
          </table:table-cell>
          <table:table-cell office:value-type="float" office:value="556.79999999999995" table:style-name="ce4">
            <text:p>556.8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RSG ENGINEERING LTD</text:p>
          </table:table-cell>
          <table:table-cell office:value-type="float" office:value="1392.9" table:style-name="ce4">
            <text:p>1392.9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SCOTTISH POWER</text:p>
          </table:table-cell>
          <table:table-cell office:value-type="float" office:value="3899.56" table:style-name="ce4">
            <text:p>3899.56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SEPURA LIMITED</text:p>
          </table:table-cell>
          <table:table-cell office:value-type="float" office:value="1928.88" table:style-name="ce4">
            <text:p>1928.88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SOUTH WALES POLICE AUTHORITY</text:p>
          </table:table-cell>
          <table:table-cell office:value-type="float" office:value="17549.04" table:style-name="ce4">
            <text:p>17549.04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SPECIALIST COMPUTER CENTRES PLC</text:p>
          </table:table-cell>
          <table:table-cell office:value-type="float" office:value="50163.4" table:style-name="ce4">
            <text:p>50163.4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ST THOMAS CROSS GARAGE LTD</text:p>
          </table:table-cell>
          <table:table-cell office:value-type="float" office:value="1544.92" table:style-name="ce4">
            <text:p>1544.92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SURREY POLICE AUTHORITY</text:p>
          </table:table-cell>
          <table:table-cell office:value-type="float" office:value="56143" table:style-name="ce4">
            <text:p>56143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SURREY POLICE AUTHORITY</text:p>
          </table:table-cell>
          <table:table-cell office:value-type="float" office:value="191443.56" table:style-name="ce4">
            <text:p>191443.56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SURTEES READING LTD</text:p>
          </table:table-cell>
          <table:table-cell office:value-type="float" office:value="38385.599999999999" table:style-name="ce4">
            <text:p>38385.6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SUSSEX POLICE AUTHORITY</text:p>
          </table:table-cell>
          <table:table-cell office:value-type="float" office:value="97156.99" table:style-name="ce4">
            <text:p>97156.99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THAMES VALLEY MAINTENANCE (OXFORD) LIMIT</text:p>
          </table:table-cell>
          <table:table-cell office:value-type="float" office:value="8517" table:style-name="ce4">
            <text:p>8517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THE AUTOMOBILE ASSOCIATION</text:p>
          </table:table-cell>
          <table:table-cell office:value-type="float" office:value="3114" table:style-name="ce4">
            <text:p>3114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THRIFTY - FLIGHTFORM LTD</text:p>
          </table:table-cell>
          <table:table-cell office:value-type="float" office:value="4363.24" table:style-name="ce4">
            <text:p>4363.24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UKAS</text:p>
          </table:table-cell>
          <table:table-cell office:value-type="float" office:value="3046" table:style-name="ce4">
            <text:p>3046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VISION METRIC LTD</text:p>
          </table:table-cell>
          <table:table-cell office:value-type="float" office:value="3199" table:style-name="ce4">
            <text:p>3199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VOLKSWAGEN GROUP UNITED KINGDOM LTD</text:p>
          </table:table-cell>
          <table:table-cell office:value-type="float" office:value="21473.599999999999" table:style-name="ce4">
            <text:p>21473.6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WA PRODUCTS (UK) LTD</text:p>
          </table:table-cell>
          <table:table-cell office:value-type="float" office:value="683.8" table:style-name="ce4">
            <text:p>683.8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WEST MERCIA POLICE AUTHORITY</text:p>
          </table:table-cell>
          <table:table-cell office:value-type="float" office:value="1064" table:style-name="ce4">
            <text:p>1064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WEST YORKSHIRE POLICE AUTHORITY</text:p>
          </table:table-cell>
          <table:table-cell office:value-type="float" office:value="1700" table:style-name="ce4">
            <text:p>1700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WOODWAY ENGINEERING LTD</text:p>
          </table:table-cell>
          <table:table-cell office:value-type="float" office:value="825.25" table:style-name="ce4">
            <text:p>825.25</text:p>
          </table:table-cell>
          <table:table-cell office:value-type="float" office:value="3623" table:style-name="ce4">
            <text:p>362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ARKTIS LTD</text:p>
          </table:table-cell>
          <table:table-cell office:value-type="float" office:value="2640" table:style-name="ce4">
            <text:p>2640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ARKTIS LTD</text:p>
          </table:table-cell>
          <table:table-cell office:value-type="float" office:value="2640" table:style-name="ce4">
            <text:p>2640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BERKSHIRE PARTS AND PANELS LTD</text:p>
          </table:table-cell>
          <table:table-cell office:value-type="float" office:value="573.34" table:style-name="ce4">
            <text:p>573.34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BERKSHIRE PARTS AND PANELS LTD</text:p>
          </table:table-cell>
          <table:table-cell office:value-type="float" office:value="573.34" table:style-name="ce4">
            <text:p>573.34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BOC LTD</text:p>
          </table:table-cell>
          <table:table-cell office:value-type="float" office:value="910.8" table:style-name="ce4">
            <text:p>910.8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BOC LTD</text:p>
          </table:table-cell>
          <table:table-cell office:value-type="float" office:value="910.8" table:style-name="ce4">
            <text:p>910.8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BRITISH TELECOM</text:p>
          </table:table-cell>
          <table:table-cell office:value-type="float" office:value="3878.88" table:style-name="ce4">
            <text:p>3878.88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BRITISH TELECOM</text:p>
          </table:table-cell>
          <table:table-cell office:value-type="float" office:value="3878.88" table:style-name="ce4">
            <text:p>3878.88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BROADWAY ELECTRICAL SERVICES LTD</text:p>
          </table:table-cell>
          <table:table-cell office:value-type="float" office:value="501.92" table:style-name="ce4">
            <text:p>501.92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BROADWAY ELECTRICAL SERVICES LTD</text:p>
          </table:table-cell>
          <table:table-cell office:value-type="float" office:value="501.92" table:style-name="ce4">
            <text:p>501.92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CALOR GAS LTD</text:p>
          </table:table-cell>
          <table:table-cell office:value-type="float" office:value="1631.98" table:style-name="ce4">
            <text:p>1631.98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CALOR GAS LTD</text:p>
          </table:table-cell>
          <table:table-cell office:value-type="float" office:value="1631.98" table:style-name="ce4">
            <text:p>1631.98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CEDAR COURT COWLEY MANAGEMENT CO</text:p>
          </table:table-cell>
          <table:table-cell office:value-type="float" office:value="8465" table:style-name="ce4">
            <text:p>8465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CEDAR COURT COWLEY MANAGEMENT CO</text:p>
          </table:table-cell>
          <table:table-cell office:value-type="float" office:value="8465" table:style-name="ce4">
            <text:p>8465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CHUBB LOCKS CUSTODIAL SERVICES LTD</text:p>
          </table:table-cell>
          <table:table-cell office:value-type="float" office:value="950" table:style-name="ce4">
            <text:p>950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CHUBB LOCKS CUSTODIAL SERVICES LTD</text:p>
          </table:table-cell>
          <table:table-cell office:value-type="float" office:value="950" table:style-name="ce4">
            <text:p>950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CLEARTONE TELECOMS PLC</text:p>
          </table:table-cell>
          <table:table-cell office:value-type="float" office:value="11118" table:style-name="ce4">
            <text:p>11118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CLEARTONE TELECOMS PLC</text:p>
          </table:table-cell>
          <table:table-cell office:value-type="float" office:value="11118" table:style-name="ce4">
            <text:p>11118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COMPUTACENTER (UK) LTD</text:p>
          </table:table-cell>
          <table:table-cell office:value-type="float" office:value="29462.9" table:style-name="ce4">
            <text:p>29462.9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COMPUTACENTER (UK) LTD</text:p>
          </table:table-cell>
          <table:table-cell office:value-type="float" office:value="29462.9" table:style-name="ce4">
            <text:p>29462.9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DERBY UNITEX LTD</text:p>
          </table:table-cell>
          <table:table-cell office:value-type="float" office:value="23353.919999999998" table:style-name="ce4">
            <text:p>23353.92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DERBY UNITEX LTD</text:p>
          </table:table-cell>
          <table:table-cell office:value-type="float" office:value="23353.919999999998" table:style-name="ce4">
            <text:p>23353.92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EDF ENERGY</text:p>
          </table:table-cell>
          <table:table-cell office:value-type="float" office:value="308063.90999999997" table:style-name="ce4">
            <text:p>308063.91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EDF ENERGY</text:p>
          </table:table-cell>
          <table:table-cell office:value-type="float" office:value="308063.90999999997" table:style-name="ce4">
            <text:p>308063.91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ENTERPRISE RENT-A-CAR UK LTD</text:p>
          </table:table-cell>
          <table:table-cell office:value-type="float" office:value="2379.6" table:style-name="ce4">
            <text:p>2379.6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ENTERPRISE RENT-A-CAR UK LTD</text:p>
          </table:table-cell>
          <table:table-cell office:value-type="float" office:value="2379.6" table:style-name="ce4">
            <text:p>2379.6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GRESHAM OFFICE FURNITURE LTD</text:p>
          </table:table-cell>
          <table:table-cell office:value-type="float" office:value="3456" table:style-name="ce4">
            <text:p>3456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GRESHAM OFFICE FURNITURE LTD</text:p>
          </table:table-cell>
          <table:table-cell office:value-type="float" office:value="3456" table:style-name="ce4">
            <text:p>3456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GRESHAM OFFICE FURNITURE LTD</text:p>
          </table:table-cell>
          <table:table-cell office:value-type="float" office:value="2410" table:style-name="ce4">
            <text:p>2410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GRESHAM OFFICE FURNITURE LTD</text:p>
          </table:table-cell>
          <table:table-cell office:value-type="float" office:value="2410" table:style-name="ce4">
            <text:p>2410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HAMPSHIRE POLICE AUTHORITY</text:p>
          </table:table-cell>
          <table:table-cell office:value-type="float" office:value="6049" table:style-name="ce4">
            <text:p>6049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pecial Police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HAMPSHIRE POLICE AUTHORITY</text:p>
          </table:table-cell>
          <table:table-cell office:value-type="float" office:value="6049" table:style-name="ce4">
            <text:p>6049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pecial Police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HOME OFFICE</text:p>
          </table:table-cell>
          <table:table-cell office:value-type="float" office:value="33613.800000000003" table:style-name="ce4">
            <text:p>33613.8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HOME OFFICE</text:p>
          </table:table-cell>
          <table:table-cell office:value-type="float" office:value="33613.800000000003" table:style-name="ce4">
            <text:p>33613.8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LEICESTERSHIRE POLICE AUTHORITY</text:p>
          </table:table-cell>
          <table:table-cell office:value-type="float" office:value="649.91999999999996" table:style-name="ce4">
            <text:p>649.92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LEICESTERSHIRE POLICE AUTHORITY</text:p>
          </table:table-cell>
          <table:table-cell office:value-type="float" office:value="649.91999999999996" table:style-name="ce4">
            <text:p>649.92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MAINTENANCE ASSOCIATED SERVICES LTD</text:p>
          </table:table-cell>
          <table:table-cell office:value-type="float" office:value="1885.69" table:style-name="ce4">
            <text:p>1885.69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MAINTENANCE ASSOCIATED SERVICES LTD</text:p>
          </table:table-cell>
          <table:table-cell office:value-type="float" office:value="1885.69" table:style-name="ce4">
            <text:p>1885.69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MARSHALLS MOTOR GROUP LTD</text:p>
          </table:table-cell>
          <table:table-cell office:value-type="float" office:value="684.2" table:style-name="ce4">
            <text:p>684.2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MARSHALLS MOTOR GROUP LTD</text:p>
          </table:table-cell>
          <table:table-cell office:value-type="float" office:value="684.2" table:style-name="ce4">
            <text:p>684.2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MORGAN SINDALL (CONSTRUCTION) PLC</text:p>
          </table:table-cell>
          <table:table-cell office:value-type="float" office:value="8863.65" table:style-name="ce4">
            <text:p>8863.65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MORGAN SINDALL (CONSTRUCTION) PLC</text:p>
          </table:table-cell>
          <table:table-cell office:value-type="float" office:value="8863.65" table:style-name="ce4">
            <text:p>8863.65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ORCHID CELLMARK LTD</text:p>
          </table:table-cell>
          <table:table-cell office:value-type="float" office:value="70657.7" table:style-name="ce4">
            <text:p>70657.7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ORCHID CELLMARK LTD</text:p>
          </table:table-cell>
          <table:table-cell office:value-type="float" office:value="70657.7" table:style-name="ce4">
            <text:p>70657.7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PORTAKABIN LTD</text:p>
          </table:table-cell>
          <table:table-cell office:value-type="float" office:value="2712.64" table:style-name="ce4">
            <text:p>2712.64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PORTAKABIN LTD</text:p>
          </table:table-cell>
          <table:table-cell office:value-type="float" office:value="2712.64" table:style-name="ce4">
            <text:p>2712.64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READING BOROUGH COUNCIL</text:p>
          </table:table-cell>
          <table:table-cell office:value-type="float" office:value="861" table:style-name="ce4">
            <text:p>861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READING BOROUGH COUNCIL</text:p>
          </table:table-cell>
          <table:table-cell office:value-type="float" office:value="861" table:style-name="ce4">
            <text:p>861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RIDGWAY ENGINEERING LTD</text:p>
          </table:table-cell>
          <table:table-cell office:value-type="float" office:value="770" table:style-name="ce4">
            <text:p>770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RIDGWAY ENGINEERING LTD</text:p>
          </table:table-cell>
          <table:table-cell office:value-type="float" office:value="770" table:style-name="ce4">
            <text:p>770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EPURA LIMITED</text:p>
          </table:table-cell>
          <table:table-cell office:value-type="float" office:value="202095.55" table:style-name="ce4">
            <text:p>202095.55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EPURA LIMITED</text:p>
          </table:table-cell>
          <table:table-cell office:value-type="float" office:value="202095.55" table:style-name="ce4">
            <text:p>202095.55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KILLS FOR JUSTICE</text:p>
          </table:table-cell>
          <table:table-cell office:value-type="float" office:value="5100" table:style-name="ce4">
            <text:p>5100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KILLS FOR JUSTICE</text:p>
          </table:table-cell>
          <table:table-cell office:value-type="float" office:value="5100" table:style-name="ce4">
            <text:p>5100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T THOMAS CROSS GARAGE LTD</text:p>
          </table:table-cell>
          <table:table-cell office:value-type="float" office:value="2371.2600000000002" table:style-name="ce4">
            <text:p>2371.26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T THOMAS CROSS GARAGE LTD</text:p>
          </table:table-cell>
          <table:table-cell office:value-type="float" office:value="2371.2600000000002" table:style-name="ce4">
            <text:p>2371.26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TAPLETONS (TYRE SERVICES) LTD</text:p>
          </table:table-cell>
          <table:table-cell office:value-type="float" office:value="503.2" table:style-name="ce4">
            <text:p>503.2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TAPLETONS (TYRE SERVICES) LTD</text:p>
          </table:table-cell>
          <table:table-cell office:value-type="float" office:value="1008.6" table:style-name="ce4">
            <text:p>1008.6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TAPLETONS (TYRE SERVICES) LTD</text:p>
          </table:table-cell>
          <table:table-cell office:value-type="float" office:value="1008.6" table:style-name="ce4">
            <text:p>1008.6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TAPLETONS (TYRE SERVICES) LTD</text:p>
          </table:table-cell>
          <table:table-cell office:value-type="float" office:value="503.2" table:style-name="ce4">
            <text:p>503.2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UFFOLK POLICE AUTHORITY</text:p>
          </table:table-cell>
          <table:table-cell office:value-type="float" office:value="3663.42" table:style-name="ce4">
            <text:p>3663.42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UFFOLK POLICE AUTHORITY</text:p>
          </table:table-cell>
          <table:table-cell office:value-type="float" office:value="3663.42" table:style-name="ce4">
            <text:p>3663.42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URREY POLICE AUTHORITY</text:p>
          </table:table-cell>
          <table:table-cell office:value-type="float" office:value="174780" table:style-name="ce4">
            <text:p>174780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Reimbursed Services - Other Police For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SURREY POLICE AUTHORITY</text:p>
          </table:table-cell>
          <table:table-cell office:value-type="float" office:value="174780" table:style-name="ce4">
            <text:p>174780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Reimbursed Services - Other Police For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VISION METRIC LTD</text:p>
          </table:table-cell>
          <table:table-cell office:value-type="float" office:value="625" table:style-name="ce4">
            <text:p>625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VISION METRIC LTD</text:p>
          </table:table-cell>
          <table:table-cell office:value-type="float" office:value="625" table:style-name="ce4">
            <text:p>625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VODAFONE LIMITED</text:p>
          </table:table-cell>
          <table:table-cell office:value-type="float" office:value="2259.08" table:style-name="ce4">
            <text:p>2259.08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VODAFONE LIMITED</text:p>
          </table:table-cell>
          <table:table-cell office:value-type="float" office:value="2259.08" table:style-name="ce4">
            <text:p>2259.08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W &amp; S RECYCLING</text:p>
          </table:table-cell>
          <table:table-cell office:value-type="float" office:value="2620" table:style-name="ce4">
            <text:p>2620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W &amp; S RECYCLING</text:p>
          </table:table-cell>
          <table:table-cell office:value-type="float" office:value="2620" table:style-name="ce4">
            <text:p>2620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WOODWAY ENGINEERING LTD</text:p>
          </table:table-cell>
          <table:table-cell office:value-type="float" office:value="608.14" table:style-name="ce4">
            <text:p>608.14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WOODWAY ENGINEERING LTD</text:p>
          </table:table-cell>
          <table:table-cell office:value-type="float" office:value="608.14" table:style-name="ce4">
            <text:p>608.14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ZURICH MUNICIPAL</text:p>
          </table:table-cell>
          <table:table-cell office:value-type="float" office:value="97841.3" table:style-name="ce4">
            <text:p>97841.3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ZURICH MUNICIPAL</text:p>
          </table:table-cell>
          <table:table-cell office:value-type="float" office:value="14617.4" table:style-name="ce4">
            <text:p>14617.4</text:p>
          </table:table-cell>
          <table:table-cell office:value-type="float" office:value="3625" table:style-name="ce4">
            <text:p>3625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ZURICH MUNICIPAL</text:p>
          </table:table-cell>
          <table:table-cell office:value-type="float" office:value="97841.3" table:style-name="ce4">
            <text:p>97841.3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ZURICH MUNICIPAL</text:p>
          </table:table-cell>
          <table:table-cell office:value-type="float" office:value="14617.4" table:style-name="ce4">
            <text:p>14617.4</text:p>
          </table:table-cell>
          <table:table-cell office:value-type="float" office:value="3624" table:style-name="ce4">
            <text:p>362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3663</text:p>
          </table:table-cell>
          <table:table-cell office:value-type="float" office:value="755.05" table:style-name="ce4">
            <text:p>755.0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ADT FIRE AND SECURITY PLC</text:p>
          </table:table-cell>
          <table:table-cell office:value-type="float" office:value="32013.599999999999" table:style-name="ce4">
            <text:p>32013.6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ADVANCED VEHICLE GLAZING LTD</text:p>
          </table:table-cell>
          <table:table-cell office:value-type="float" office:value="759.44" table:style-name="ce4">
            <text:p>759.44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ATS EUROMASTER LTD</text:p>
          </table:table-cell>
          <table:table-cell office:value-type="float" office:value="3523.67" table:style-name="ce4">
            <text:p>3523.67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AVI LTD</text:p>
          </table:table-cell>
          <table:table-cell office:value-type="float" office:value="3035" table:style-name="ce4">
            <text:p>303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BARKER AND EVANS</text:p>
          </table:table-cell>
          <table:table-cell office:value-type="float" office:value="11780" table:style-name="ce4">
            <text:p>1178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BROADWAY ELECTRICAL SERVICES LTD</text:p>
          </table:table-cell>
          <table:table-cell office:value-type="float" office:value="1629.93" table:style-name="ce4">
            <text:p>1629.93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BUCKS COUNTY COUNCIL</text:p>
          </table:table-cell>
          <table:table-cell office:value-type="float" office:value="60431.9" table:style-name="ce4">
            <text:p>60431.9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BUDDI LTD</text:p>
          </table:table-cell>
          <table:table-cell office:value-type="float" office:value="10250" table:style-name="ce4">
            <text:p>1025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CASTROL (UK) LTD</text:p>
          </table:table-cell>
          <table:table-cell office:value-type="float" office:value="3512.64" table:style-name="ce4">
            <text:p>3512.64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CHARLES FELLOWS SUPPLIES LTD</text:p>
          </table:table-cell>
          <table:table-cell office:value-type="float" office:value="628.5" table:style-name="ce4">
            <text:p>628.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CLEARTONE TELECOMS PLC</text:p>
          </table:table-cell>
          <table:table-cell office:value-type="float" office:value="38148" table:style-name="ce4">
            <text:p>38148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COMPUTACENTER (UK) LTD</text:p>
          </table:table-cell>
          <table:table-cell office:value-type="float" office:value="81278.710000000006" table:style-name="ce4">
            <text:p>81278.71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CONNECT VENDING LTD</text:p>
          </table:table-cell>
          <table:table-cell office:value-type="float" office:value="870.97" table:style-name="ce4">
            <text:p>870.97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COTSWOLD OUTDOOR LTD</text:p>
          </table:table-cell>
          <table:table-cell office:value-type="float" office:value="612.5" table:style-name="ce4">
            <text:p>612.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COTSWOLD VEHICLE DELIVERIES LIMITED</text:p>
          </table:table-cell>
          <table:table-cell office:value-type="float" office:value="1158" table:style-name="ce4">
            <text:p>1158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DAVID HORN COMMUNICATIONS LTD</text:p>
          </table:table-cell>
          <table:table-cell office:value-type="float" office:value="19224.400000000001" table:style-name="ce4">
            <text:p>19224.4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DEGREES OF COMFORT AIR CONDITIONING</text:p>
          </table:table-cell>
          <table:table-cell office:value-type="float" office:value="2800.18" table:style-name="ce4">
            <text:p>2800.18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DEPARTMENT OF TRANSPORT - OXFORD</text:p>
          </table:table-cell>
          <table:table-cell office:value-type="float" office:value="10000" table:style-name="ce4">
            <text:p>1000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DRAEGER SAFETY UK LTD</text:p>
          </table:table-cell>
          <table:table-cell office:value-type="float" office:value="1069" table:style-name="ce4">
            <text:p>1069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ENDURA LTD</text:p>
          </table:table-cell>
          <table:table-cell office:value-type="float" office:value="1557.5" table:style-name="ce4">
            <text:p>1557.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ENTERPRISE RENT-A-CAR UK LTD</text:p>
          </table:table-cell>
          <table:table-cell office:value-type="float" office:value="149238.63" table:style-name="ce4">
            <text:p>149238.63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ESSEX POLICE AUTHORITY</text:p>
          </table:table-cell>
          <table:table-cell office:value-type="float" office:value="2798.78" table:style-name="ce4">
            <text:p>2798.78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ESSEX POLICE AUTHORITY</text:p>
          </table:table-cell>
          <table:table-cell office:value-type="float" office:value="24644.09" table:style-name="ce4">
            <text:p>24644.09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EURO CAR PARTS</text:p>
          </table:table-cell>
          <table:table-cell office:value-type="float" office:value="593.88" table:style-name="ce4">
            <text:p>593.88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FUJITSU SIEMENS COMPUTERS LIMITED</text:p>
          </table:table-cell>
          <table:table-cell office:value-type="float" office:value="89510" table:style-name="ce4">
            <text:p>8951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GARRAN LOCKERS LTD</text:p>
          </table:table-cell>
          <table:table-cell office:value-type="float" office:value="4428.4799999999996" table:style-name="ce4">
            <text:p>4428.48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GOODYEAR DUNLOP UK</text:p>
          </table:table-cell>
          <table:table-cell office:value-type="float" office:value="30819.49" table:style-name="ce4">
            <text:p>30819.49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GRESHAM OFFICE FURNITURE LTD</text:p>
          </table:table-cell>
          <table:table-cell office:value-type="float" office:value="62310.57" table:style-name="ce4">
            <text:p>62310.57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GRG PUBLIC RESOURCES LTD</text:p>
          </table:table-cell>
          <table:table-cell office:value-type="float" office:value="1062" table:style-name="ce4">
            <text:p>1062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GROUPTYRE WHOLSALE LTD</text:p>
          </table:table-cell>
          <table:table-cell office:value-type="float" office:value="4635.55" table:style-name="ce4">
            <text:p>4635.5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GRUNDON WASTE MANAGEMENT LTD</text:p>
          </table:table-cell>
          <table:table-cell office:value-type="float" office:value="36976.54" table:style-name="ce4">
            <text:p>36976.54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HAMPSHIRE POLICE AUTHORITY</text:p>
          </table:table-cell>
          <table:table-cell office:value-type="float" office:value="2689.65" table:style-name="ce4">
            <text:p>2689.6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HEADINGTON CARRIERS LIMITED</text:p>
          </table:table-cell>
          <table:table-cell office:value-type="float" office:value="2300" table:style-name="ce4">
            <text:p>230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HEADLEY TYRES LTD</text:p>
          </table:table-cell>
          <table:table-cell office:value-type="float" office:value="841.7" table:style-name="ce4">
            <text:p>841.7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HELMET INTEGRATED SYSTEMS LTD</text:p>
          </table:table-cell>
          <table:table-cell office:value-type="float" office:value="12375" table:style-name="ce4">
            <text:p>1237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ICETRAK LTD</text:p>
          </table:table-cell>
          <table:table-cell office:value-type="float" office:value="10453.27" table:style-name="ce4">
            <text:p>10453.27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INSIDE OUT DEVELOPMENTS LTD</text:p>
          </table:table-cell>
          <table:table-cell office:value-type="float" office:value="75310.3" table:style-name="ce4">
            <text:p>75310.3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INSIDE OUT DEVELOPMENTS LTD</text:p>
          </table:table-cell>
          <table:table-cell office:value-type="float" office:value="32439.8" table:style-name="ce4">
            <text:p>32439.8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J &amp; J PNEUMATICS</text:p>
          </table:table-cell>
          <table:table-cell office:value-type="float" office:value="786.5" table:style-name="ce4">
            <text:p>786.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J V &amp; S J HOLMAN</text:p>
          </table:table-cell>
          <table:table-cell office:value-type="float" office:value="2125" table:style-name="ce4">
            <text:p>212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KENT POLICE</text:p>
          </table:table-cell>
          <table:table-cell office:value-type="float" office:value="34977" table:style-name="ce4">
            <text:p>34977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Reimbursed Services - Other Police For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LAMBERT SMITH HAMPTON</text:p>
          </table:table-cell>
          <table:table-cell office:value-type="float" office:value="776.4" table:style-name="ce4">
            <text:p>776.4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LOWE &amp; OLIVER LTD</text:p>
          </table:table-cell>
          <table:table-cell office:value-type="float" office:value="14664.7" table:style-name="ce4">
            <text:p>14664.7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MAINTENANCE ASSOCIATED SERVICES LTD</text:p>
          </table:table-cell>
          <table:table-cell office:value-type="float" office:value="8981.74" table:style-name="ce4">
            <text:p>8981.74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MARSHALL MOTOR GROUP- CAMBRIDGE</text:p>
          </table:table-cell>
          <table:table-cell office:value-type="float" office:value="1407.42" table:style-name="ce4">
            <text:p>1407.42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MICHELDEVER TYRE &amp; AUTO SERVICES</text:p>
          </table:table-cell>
          <table:table-cell office:value-type="float" office:value="712.2" table:style-name="ce4">
            <text:p>712.2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MORGAN SINDALL (CONSTRUCTION) PLC</text:p>
          </table:table-cell>
          <table:table-cell office:value-type="float" office:value="108069.99" table:style-name="ce4">
            <text:p>108069.99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MORGAN SINDALL (CONSTRUCTION) PLC</text:p>
          </table:table-cell>
          <table:table-cell office:value-type="float" office:value="1243.29" table:style-name="ce4">
            <text:p>1243.29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MOTOROLA</text:p>
          </table:table-cell>
          <table:table-cell office:value-type="float" office:value="13120" table:style-name="ce4">
            <text:p>1312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NITON EQUIPMENT</text:p>
          </table:table-cell>
          <table:table-cell office:value-type="float" office:value="29900" table:style-name="ce4">
            <text:p>2990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NORTH OXFORD GARAGE LTD</text:p>
          </table:table-cell>
          <table:table-cell office:value-type="float" office:value="7071.78" table:style-name="ce4">
            <text:p>7071.78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ORCHID CELLMARK LTD</text:p>
          </table:table-cell>
          <table:table-cell office:value-type="float" office:value="108511.1" table:style-name="ce4">
            <text:p>108511.1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P A TURNEY LTD</text:p>
          </table:table-cell>
          <table:table-cell office:value-type="float" office:value="728" table:style-name="ce4">
            <text:p>728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PORTAKABIN LTD</text:p>
          </table:table-cell>
          <table:table-cell office:value-type="float" office:value="27299.91" table:style-name="ce4">
            <text:p>27299.91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PRIMETAKE LTD</text:p>
          </table:table-cell>
          <table:table-cell office:value-type="float" office:value="551.53" table:style-name="ce4">
            <text:p>551.53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REED</text:p>
          </table:table-cell>
          <table:table-cell office:value-type="float" office:value="268574.13" table:style-name="ce4">
            <text:p>268574.13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REED</text:p>
          </table:table-cell>
          <table:table-cell office:value-type="float" office:value="17465.09" table:style-name="ce4">
            <text:p>17465.09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REYNOLDS BLINDS</text:p>
          </table:table-cell>
          <table:table-cell office:value-type="float" office:value="2757.13" table:style-name="ce4">
            <text:p>2757.13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RICHARD BYRNE PROPERTY MAINTENANCE</text:p>
          </table:table-cell>
          <table:table-cell office:value-type="float" office:value="3170" table:style-name="ce4">
            <text:p>317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RIDGE &amp; PARTNERS</text:p>
          </table:table-cell>
          <table:table-cell office:value-type="float" office:value="6536.99" table:style-name="ce4">
            <text:p>6536.99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RIDGWAY ENGINEERING LTD</text:p>
          </table:table-cell>
          <table:table-cell office:value-type="float" office:value="770" table:style-name="ce4">
            <text:p>77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ROYAL BOROUGH OF WINDSOR &amp; MAIDENHEAD CO</text:p>
          </table:table-cell>
          <table:table-cell office:value-type="float" office:value="67890" table:style-name="ce4">
            <text:p>6789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ROYAL MAIL</text:p>
          </table:table-cell>
          <table:table-cell office:value-type="float" office:value="1437.69" table:style-name="ce4">
            <text:p>1437.69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RPS GROUP PLC</text:p>
          </table:table-cell>
          <table:table-cell office:value-type="float" office:value="9360" table:style-name="ce4">
            <text:p>936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RYGOR COMMERCIALS LTD</text:p>
          </table:table-cell>
          <table:table-cell office:value-type="float" office:value="1118.58" table:style-name="ce4">
            <text:p>1118.58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S YAFFY LTD</text:p>
          </table:table-cell>
          <table:table-cell office:value-type="float" office:value="13273.45" table:style-name="ce4">
            <text:p>13273.4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SCOTTISH POWER</text:p>
          </table:table-cell>
          <table:table-cell office:value-type="float" office:value="3855.31" table:style-name="ce4">
            <text:p>3855.31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SEPURA LIMITED</text:p>
          </table:table-cell>
          <table:table-cell office:value-type="float" office:value="4406.3999999999996" table:style-name="ce4">
            <text:p>4406.4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SIGMA SECURITY DEVICES</text:p>
          </table:table-cell>
          <table:table-cell office:value-type="float" office:value="1860" table:style-name="ce4">
            <text:p>186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SKILLS FOR JUSTICE</text:p>
          </table:table-cell>
          <table:table-cell office:value-type="float" office:value="1858.5" table:style-name="ce4">
            <text:p>1858.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SMS ENVIRONMENTAL LTD</text:p>
          </table:table-cell>
          <table:table-cell office:value-type="float" office:value="9517.48" table:style-name="ce4">
            <text:p>9517.48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STAPLETONS (TYRE SERVICES) LTD</text:p>
          </table:table-cell>
          <table:table-cell office:value-type="float" office:value="2323.6" table:style-name="ce4">
            <text:p>2323.6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STEARN ELECTRIC</text:p>
          </table:table-cell>
          <table:table-cell office:value-type="float" office:value="765.7" table:style-name="ce4">
            <text:p>765.7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SYTNER HIGH WYCOMBE</text:p>
          </table:table-cell>
          <table:table-cell office:value-type="float" office:value="578.72" table:style-name="ce4">
            <text:p>578.72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TACTICAL SAFETY RESPONSES LIMITED</text:p>
          </table:table-cell>
          <table:table-cell office:value-type="float" office:value="243000" table:style-name="ce4">
            <text:p>24300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THE GREAT TEW ESTATE</text:p>
          </table:table-cell>
          <table:table-cell office:value-type="float" office:value="9280" table:style-name="ce4">
            <text:p>928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THE INVESTIGATOR</text:p>
          </table:table-cell>
          <table:table-cell office:value-type="float" office:value="584.85" table:style-name="ce4">
            <text:p>584.8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THISTLE DESIGN ASSOCIATES LTD</text:p>
          </table:table-cell>
          <table:table-cell office:value-type="float" office:value="1100" table:style-name="ce4">
            <text:p>110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TOYE KENNING &amp; SPENCER LTD</text:p>
          </table:table-cell>
          <table:table-cell office:value-type="float" office:value="800" table:style-name="ce4">
            <text:p>80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UKAS</text:p>
          </table:table-cell>
          <table:table-cell office:value-type="float" office:value="8662" table:style-name="ce4">
            <text:p>8662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VOLKSWAGEN GROUP UNITED KINGDOM LTD</text:p>
          </table:table-cell>
          <table:table-cell office:value-type="float" office:value="26816.6" table:style-name="ce4">
            <text:p>26816.6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WA PRODUCTS (UK) LTD</text:p>
          </table:table-cell>
          <table:table-cell office:value-type="float" office:value="2984.6" table:style-name="ce4">
            <text:p>2984.6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WAREHOUSE EXPRESS LTD</text:p>
          </table:table-cell>
          <table:table-cell office:value-type="float" office:value="1767.7" table:style-name="ce4">
            <text:p>1767.7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WEST BERKSHIRE COUNCIL</text:p>
          </table:table-cell>
          <table:table-cell office:value-type="float" office:value="5000" table:style-name="ce4">
            <text:p>5000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WING HALL TRUST</text:p>
          </table:table-cell>
          <table:table-cell office:value-type="float" office:value="3125" table:style-name="ce4">
            <text:p>312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WOODWAY ENGINEERING LTD</text:p>
          </table:table-cell>
          <table:table-cell office:value-type="float" office:value="1531.25" table:style-name="ce4">
            <text:p>1531.25</text:p>
          </table:table-cell>
          <table:table-cell office:value-type="float" office:value="3626" table:style-name="ce4">
            <text:p>3626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number-rows-repeated="1048350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22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urdock Pamela</meta:initial-creator>
    <dc:creator>Roberts, Charlotte (C7904)</dc:creator>
    <meta:creation-date>2023-01-12T08:07:07Z</meta:creation-date>
    <dc:date>2023-01-12T09:40:00Z</dc:date>
    <meta:print-date>2023-01-12T09:39:09Z</meta:print-date>
  </office:meta>
</office:document-meta>
</file>